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standard">
      <style:graphic-properties draw:stroke="solid" svg:stroke-width="0.001cm" svg:stroke-color="#000000" draw:stroke-linejoin="miter" draw:fill="solid" draw:fill-color="#000000"/>
    </style:style>
    <style:style style:name="gr4" style:family="graphic" style:parent-style-name="objectwitharrow">
      <style:graphic-properties draw:textarea-vertical-align="middle"/>
    </style:style>
    <style:style style:name="gr5" style:family="graphic" style:parent-style-name="objectwithoutfill">
      <style:graphic-properties svg:stroke-width="0.106cm" draw:marker-start-width="0.374cm" draw:marker-end-width="0.374cm" draw:fill="none" draw:textarea-vertical-align="middle" fo:padding-top="0.163cm" fo:padding-bottom="0.163cm" fo:padding-left="0.288cm" fo:padding-right="0.288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iagrams2">
        <draw:line draw:style-name="gr1" draw:text-style-name="P1" draw:layer="layout" svg:x1="1.697cm" svg:y1="0.9cm" svg:x2="1.697cm" svg:y2="1.464cm">
          <text:p/>
        </draw:line>
        <draw:path draw:style-name="gr2" draw:text-style-name="P2" draw:layer="layout" svg:width="0.415cm" svg:height="0.409cm" svg:x="1.487cm" svg:y="1.34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3" draw:text-style-name="P3" draw:layer="layout" svg:width="0.07cm" svg:height="0.069cm" svg:x="1.651cm" svg:y="2.277cm" svg:viewBox="0 0 71 70" svg:d="M71 35c0 6-2 12-5 17-3 6-7 10-13 13s-11 5-18 5c-6 0-12-2-17-5-6-3-10-7-13-13-4-5-5-11-5-17 0-7 1-12 5-18 3-5 7-9 13-12 5-4 11-5 17-5 7 0 12 1 18 5 6 3 10 7 13 12 3 6 5 11 5 18z">
          <text:p/>
        </draw:path>
        <draw:line draw:style-name="gr4" draw:text-style-name="P4" draw:layer="layout" svg:x1="2.711cm" svg:y1="1.785cm" svg:x2="3.89cm" svg:y2="1.779cm">
          <text:p/>
        </draw:line>
        <draw:line draw:style-name="gr1" draw:text-style-name="P1" draw:layer="layout" svg:x1="1.692cm" svg:y1="2.299cm" svg:x2="1.185cm" svg:y2="3.198cm">
          <text:p/>
        </draw:line>
        <draw:line draw:style-name="gr1" draw:text-style-name="P1" draw:layer="layout" svg:x1="1.701cm" svg:y1="2.311cm" svg:x2="2.208cm" svg:y2="3.21cm">
          <text:p/>
        </draw:line>
        <draw:line draw:style-name="gr1" draw:text-style-name="P1" draw:layer="layout" svg:x1="1.181cm" svg:y1="3.194cm" svg:x2="1.181cm" svg:y2="3.758cm">
          <text:p/>
        </draw:line>
        <draw:line draw:style-name="gr1" draw:text-style-name="P1" draw:layer="layout" svg:x1="2.198cm" svg:y1="3.205cm" svg:x2="2.198cm" svg:y2="3.769cm">
          <text:p/>
        </draw:line>
        <draw:line draw:style-name="gr1" draw:text-style-name="P1" draw:layer="layout" svg:x1="1.69cm" svg:y1="1.754cm" svg:x2="1.69cm" svg:y2="2.318cm">
          <text:p/>
        </draw:line>
        <draw:path draw:style-name="gr2" draw:text-style-name="P2" draw:layer="layout" svg:width="0.415cm" svg:height="0.409cm" svg:x="1.997cm" svg:y="3.003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2" draw:text-style-name="P2" draw:layer="layout" svg:width="0.415cm" svg:height="0.409cm" svg:x="0.972cm" svg:y="3.004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line draw:style-name="gr1" draw:text-style-name="P1" draw:layer="layout" svg:x1="4.645cm" svg:y1="1.881cm" svg:x2="4.645cm" svg:y2="2.445cm">
          <text:p/>
        </draw:line>
        <draw:line draw:style-name="gr5" draw:text-style-name="P1" draw:layer="layout" svg:x1="4.645cm" svg:y1="2.674cm" svg:x2="4.645cm" svg:y2="3.238cm">
          <text:p/>
        </draw:line>
        <draw:path draw:style-name="gr2" draw:text-style-name="P2" draw:layer="layout" svg:width="1.426cm" svg:height="0.495cm" svg:x="3.94cm" svg:y="2.367cm" svg:viewBox="0 0 1427 496" svg:d="M715 0c-131 0-244 11-358 33-113 23-195 52-261 92-65 38-96 77-96 123s31 85 96 124c66 39 148 68 261 91 114 23 227 33 358 33 128 0 241-10 355-33 113-23 195-52 261-91 65-39 96-78 96-124s-31-85-96-123c-66-40-148-69-261-92-114-22-227-33-355-33z">
          <text:p/>
        </draw:path>
        <draw:frame draw:style-name="gr6" draw:text-style-name="P4" draw:layer="layout" svg:width="0.466cm" svg:height="0.47cm" svg:x="0.994cm" svg:y="3.76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4" draw:layer="layout" svg:width="0.432cm" svg:height="0.47cm" svg:x="1.952cm" svg:y="3.76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4" draw:layer="layout" svg:width="0.64cm" svg:height="0.47cm" svg:x="4.38cm" svg:y="3.25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4" draw:layer="layout" svg:x1="5.392cm" svg:y1="1.783cm" svg:x2="6.571cm" svg:y2="1.777cm">
          <text:p/>
        </draw:line>
        <draw:polygon draw:style-name="gr2" draw:text-style-name="P2" draw:layer="layout" svg:width="0.808cm" svg:height="0.69cm" svg:x="7.121cm" svg:y="1.349cm" svg:viewBox="0 0 809 691" draw:points="809,691 0,691 404,0">
          <text:p/>
        </draw:polygon>
        <draw:line draw:style-name="gr1" draw:text-style-name="P1" draw:layer="layout" svg:x1="7.124cm" svg:y1="2.04cm" svg:x2="7.124cm" svg:y2="2.502cm">
          <text:p/>
        </draw:line>
        <draw:line draw:style-name="gr1" draw:text-style-name="P1" draw:layer="layout" svg:x1="7.925cm" svg:y1="2.043cm" svg:x2="7.925cm" svg:y2="2.505cm">
          <text:p/>
        </draw:line>
        <draw:line draw:style-name="gr1" draw:text-style-name="P1" draw:layer="layout" svg:x1="7.527cm" svg:y1="0.898cm" svg:x2="7.527cm" svg:y2="1.36cm">
          <text:p/>
        </draw:line>
        <draw:frame draw:style-name="gr6" draw:text-style-name="P4" draw:layer="layout" svg:width="0.466cm" svg:height="0.47cm" svg:x="6.953cm" svg:y="2.51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4" draw:layer="layout" svg:width="0.432cm" svg:height="0.47cm" svg:x="7.68cm" svg:y="2.53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4" draw:layer="layout" svg:width="0.529cm" svg:height="0.47cm" svg:x="0.906cm" svg:y="2.9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4" draw:layer="layout" svg:width="0.492cm" svg:height="0.47cm" svg:x="1.961cm" svg:y="2.9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4" draw:layer="layout" svg:width="1.176cm" svg:height="0.47cm" svg:x="4.113cm" svg:y="2.39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4" draw:layer="layout" svg:width="0.483cm" svg:height="0.47cm" svg:x="7.252cm" svg:y="1.61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4" draw:layer="layout" svg:width="0.509cm" svg:height="0.47cm" svg:x="1.424cm" svg:y="1.31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4" draw:layer="layout" svg:width="0.394cm" svg:height="0.47cm" svg:x="1.509cm" svg:y="0.32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" draw:text-style-name="P1" draw:layer="layout" svg:x1="4.637cm" svg:y1="1.026cm" svg:x2="4.637cm" svg:y2="1.59cm">
          <text:p/>
        </draw:line>
        <draw:path draw:style-name="gr2" draw:text-style-name="P2" draw:layer="layout" svg:width="0.415cm" svg:height="0.409cm" svg:x="4.427cm" svg:y="1.466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frame draw:style-name="gr6" draw:text-style-name="P4" draw:layer="layout" svg:width="0.509cm" svg:height="0.47cm" svg:x="4.364cm" svg:y="1.43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4" draw:layer="layout" svg:width="0.394cm" svg:height="0.47cm" svg:x="4.449cm" svg:y="0.5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4" draw:layer="layout" svg:width="0.394cm" svg:height="0.47cm" svg:x="7.351cm" svg:y="0.4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4" draw:layer="layout" svg:width="7.477cm" svg:height="0.622cm" svg:x="1.882cm" svg:y="4.60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05cm" svg:stroke-color="#000000" draw:marker-start-width="0.57cm" draw:marker-start-center="true" draw:marker-end="Arrow" draw:marker-end-width="0.17cm" draw:fill-gradient-name="Gradient_20_3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6cm" draw:marker-end-width="0.2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s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date>2017-06-24T22:51:57.642970221</dc:date>
    <meta:editing-duration>PT1H10M58S</meta:editing-duration>
    <meta:editing-cycles>16</meta:editing-cycles>
    <meta:document-statistic meta:object-count="36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row>
      <mi>B</mi>
      <mo stretchy="false">⊙</mo>
      <mi>A</mi>
    </mrow>
    <annotation encoding="StarMath 5.0">B odot A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3/content.xml><?xml version="1.0" encoding="utf-8"?>
<math xmlns="http://www.w3.org/1998/Math/MathML" display="block">
  <semantics>
    <mi>r</mi>
    <annotation encoding="StarMath 5.0">r</annotation>
  </semantics>
</math>
</file>

<file path=Object 14/content.xml><?xml version="1.0" encoding="utf-8"?>
<math xmlns="http://www.w3.org/1998/Math/MathML" display="block">
  <semantics>
    <mi>r</mi>
    <annotation encoding="StarMath 5.0">r</annotation>
  </semantics>
</math>
</file>

<file path=Object 15/content.xml><?xml version="1.0" encoding="utf-8"?>
<math xmlns="http://www.w3.org/1998/Math/MathML" display="block">
  <semantics>
    <mrow>
      <msub>
        <mi>T</mi>
        <mi mathvariant="italic">pqr</mi>
      </msub>
      <mrow>
        <mspace width="2em"/>
        <mo stretchy="false">=</mo>
        <mspace width="2em"/>
      </mrow>
      <mrow>
        <msub>
          <mo stretchy="false">∑</mo>
          <mi mathvariant="normal">α</mi>
        </msub>
        <msub>
          <mi>A</mi>
          <mrow>
            <mi>p</mi>
            <mi mathvariant="normal">α</mi>
          </mrow>
        </msub>
      </mrow>
      <msub>
        <mi>B</mi>
        <mrow>
          <mi>q</mi>
          <mi mathvariant="normal">α</mi>
        </mrow>
      </msub>
      <msub>
        <mi>C</mi>
        <mrow>
          <mi>r</mi>
          <mi mathvariant="normal">α</mi>
        </mrow>
      </msub>
      <mrow>
        <mspace width="2em"/>
        <mo stretchy="false">=</mo>
        <mspace width="2em"/>
      </mrow>
      <msub>
        <mrow>
          <mo fence="true" stretchy="false">(</mo>
          <mrow>
            <mrow>
              <mi>A</mi>
              <mo stretchy="false">⊙</mo>
              <mi>B</mi>
              <mo stretchy="false">⋅</mo>
              <msup>
                <mi>C</mi>
                <mi>T</mi>
              </msup>
            </mrow>
          </mrow>
          <mo fence="true" stretchy="false">)</mo>
        </mrow>
        <mi mathvariant="italic">pqr</mi>
      </msub>
    </mrow>
    <annotation encoding="StarMath 5.0">T_{ pqr } ~=~ sum_{ %alpha } A_{ p %alpha } B_{ q %alpha } C_{ r %alpha } ~=~ (A odot B cdot C^{ T })_{ pqr }</annotation>
  </semantics>
</math>
</file>

<file path=Object 2/content.xml><?xml version="1.0" encoding="utf-8"?>
<math xmlns="http://www.w3.org/1998/Math/MathML" display="block">
  <semantics>
    <mi>C</mi>
    <annotation encoding="StarMath 5.0">C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6/content.xml><?xml version="1.0" encoding="utf-8"?>
<math xmlns="http://www.w3.org/1998/Math/MathML" display="block">
  <semantics>
    <mi mathvariant="italic">qp</mi>
    <annotation encoding="StarMath 5.0">qp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math xmlns="http://www.w3.org/1998/Math/MathML" display="block">
  <semantics>
    <mi>q</mi>
    <annotation encoding="StarMath 5.0">q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